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66in"/>
    </style:style>
    <style:style style:name="co4" style:family="table-column">
      <style:table-column-properties fo:break-before="auto" style:column-width="1.5429in"/>
    </style:style>
    <style:style style:name="co5" style:family="table-column">
      <style:table-column-properties fo:break-before="auto" style:column-width="1.2071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1">
      <style:text-properties style:font-name="Liberation Sans Narrow"/>
    </style:style>
    <style:style style:name="ce3" style:family="table-cell" style:parent-style-name="Default">
      <style:text-properties style:font-name="Liberation Sans Narrow"/>
    </style:style>
    <style:style style:name="ce4" style:family="table-cell" style:parent-style-name="Default" style:data-style-name="N3">
      <style:text-properties style:font-name="Liberation Sans Narrow"/>
    </style:style>
  </office:automatic-styles>
  <office:body>
    <office:spreadsheet>
      <table:table table:name="data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2">
          <table:table-cell table:style-name="ce1" office:value-type="string">
            <text:p>Group</text:p>
          </table:table-cell>
          <table:table-cell table:style-name="ce1" office:value-type="string">
            <text:p>Have auth'd Email</text:p>
          </table:table-cell>
          <table:table-cell table:style-name="ce1" office:value-type="string">
            <text:p>Registration – authentication lag (days)</text:p>
          </table:table-cell>
          <table:table-cell table:style-name="ce1" office:value-type="string">
            <text:p>+/- (days)</text:p>
          </table:table-cell>
          <table:table-cell table:style-name="ce1" office:value-type="string">
            <text:p>Sample size</text:p>
          </table:table-cell>
        </table:table-row>
        <table:table-row table:style-name="ro3">
          <table:table-cell table:style-name="ce2" table:formula="of:=['raw data'.A2]" office:value-type="string" office:string-value="all users">
            <text:p>all users</text:p>
          </table:table-cell>
          <table:table-cell table:style-name="ce2" table:formula="of:=['raw data'.B2]" office:value-type="percentage" office:value="0.3055">
            <text:p>30.55%</text:p>
          </table:table-cell>
          <table:table-cell table:style-name="ce3" table:formula="of:=ROUND(['raw data'.C2]/86400;2)" office:value-type="float" office:value="29.88">
            <text:p>29.88</text:p>
          </table:table-cell>
          <table:table-cell table:style-name="ce3" table:formula="of:=ROUND((['raw data'.D2]/SQRT(['raw data'.E2]))/86400;2)" office:value-type="float" office:value="0.05">
            <text:p>0.05</text:p>
          </table:table-cell>
          <table:table-cell table:style-name="ce4" table:formula="of:=['raw data'.E2]" office:value-type="float" office:value="14889258">
            <text:p>14,889,258</text:p>
          </table:table-cell>
        </table:table-row>
        <table:table-row table:style-name="ro3">
          <table:table-cell table:style-name="ce2" table:formula="of:=['raw data'.A3]" office:value-type="string" office:string-value="active users">
            <text:p>active users</text:p>
          </table:table-cell>
          <table:table-cell table:style-name="ce2" table:formula="of:=['raw data'.B3]" office:value-type="percentage" office:value="0.299">
            <text:p>29.90%</text:p>
          </table:table-cell>
          <table:table-cell table:style-name="ce3" table:formula="of:=ROUND(['raw data'.C3]/86400;2)" office:value-type="float" office:value="2.38">
            <text:p>2.38</text:p>
          </table:table-cell>
          <table:table-cell table:style-name="ce3" table:formula="of:=ROUND((['raw data'.D3]/SQRT(['raw data'.E3]))/86400;2)" office:value-type="float" office:value="0.02">
            <text:p>0.02</text:p>
          </table:table-cell>
          <table:table-cell table:style-name="ce4" table:formula="of:=['raw data'.E3]" office:value-type="float" office:value="1169425">
            <text:p>1,169,425</text:p>
          </table:table-cell>
        </table:table-row>
        <table:table-row table:style-name="ro3">
          <table:table-cell table:style-name="ce2" table:formula="of:=['raw data'.A4]" office:value-type="string" office:string-value="moodbar users">
            <text:p>moodbar users</text:p>
          </table:table-cell>
          <table:table-cell table:style-name="ce2" table:formula="of:=['raw data'.B4]" office:value-type="percentage" office:value="0.3989">
            <text:p>39.89%</text:p>
          </table:table-cell>
          <table:table-cell table:style-name="ce3" table:formula="of:=ROUND(['raw data'.C4]/86400;1)" office:value-type="float" office:value="10.5">
            <text:p>10.5</text:p>
          </table:table-cell>
          <table:table-cell table:style-name="ce3" table:formula="of:=ROUND((['raw data'.D4]/SQRT(['raw data'.E4]))/86400;2)" office:value-type="float" office:value="0.21">
            <text:p>0.21</text:p>
          </table:table-cell>
          <table:table-cell table:style-name="ce4" table:formula="of:=['raw data'.E4]" office:value-type="float" office:value="34980">
            <text:p>34,980</text:p>
          </table:table-cell>
        </table:table-row>
        <table:table-row table:style-name="ro5">
          <table:table-cell table:number-columns-repeated="5"/>
        </table:table-row>
        <table:table-row table:style-name="ro3">
          <table:table-cell table:style-name="ce2" office:value-type="string">
            <text:p>user registered since 2011-12-14</text:p>
          </table:table-cell>
          <table:table-cell table:number-columns-repeated="4"/>
        </table:table-row>
        <table:table-row table:style-name="ro3">
          <table:table-cell table:style-name="ce2"/>
          <table:table-cell table:number-columns-repeated="4"/>
        </table:table-row>
        <table:table-row table:style-name="ro3" table:number-rows-repeated="104856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raw data" table:style-name="ta1">
        <table:table-column table:style-name="co2" table:number-columns-repeated="5" table:default-cell-style-name="Default"/>
        <table:table-row table:style-name="ro3">
          <table:table-cell office:value-type="string">
            <text:p>category</text:p>
          </table:table-cell>
          <table:table-cell office:value-type="string">
            <text:p>email_ratio</text:p>
          </table:table-cell>
          <table:table-cell office:value-type="string">
            <text:p>avg_email_lag</text:p>
          </table:table-cell>
          <table:table-cell office:value-type="string">
            <text:p>std_email_lag</text:p>
          </table:table-cell>
          <table:table-cell office:value-type="string">
            <text:p>num_accounts</text:p>
          </table:table-cell>
        </table:table-row>
        <table:table-row table:style-name="ro3">
          <table:table-cell office:value-type="string">
            <text:p>all users</text:p>
          </table:table-cell>
          <table:table-cell office:value-type="float" office:value="0.3055">
            <text:p>0.3055</text:p>
          </table:table-cell>
          <table:table-cell office:value-type="float" office:value="2581697.6891">
            <text:p>2581697.6891</text:p>
          </table:table-cell>
          <table:table-cell office:value-type="float" office:value="15984200.893">
            <text:p>15984200.893</text:p>
          </table:table-cell>
          <table:table-cell office:value-type="float" office:value="14889258">
            <text:p>14889258</text:p>
          </table:table-cell>
        </table:table-row>
        <table:table-row table:style-name="ro3">
          <table:table-cell office:value-type="string">
            <text:p>active users</text:p>
          </table:table-cell>
          <table:table-cell office:value-type="float" office:value="0.299">
            <text:p>0.299</text:p>
          </table:table-cell>
          <table:table-cell office:value-type="float" office:value="205636.6192">
            <text:p>205636.6192</text:p>
          </table:table-cell>
          <table:table-cell office:value-type="float" office:value="1902817.9443">
            <text:p>1902817.9443</text:p>
          </table:table-cell>
          <table:table-cell office:value-type="float" office:value="1169425">
            <text:p>1169425</text:p>
          </table:table-cell>
        </table:table-row>
        <table:table-row table:style-name="ro3">
          <table:table-cell office:value-type="string">
            <text:p>moodbar users</text:p>
          </table:table-cell>
          <table:table-cell office:value-type="float" office:value="0.3989">
            <text:p>0.3989</text:p>
          </table:table-cell>
          <table:table-cell office:value-type="float" office:value="903243.5166">
            <text:p>903243.5166</text:p>
          </table:table-cell>
          <table:table-cell office:value-type="float" office:value="3324430.2175">
            <text:p>3324430.2175</text:p>
          </table:table-cell>
          <table:table-cell office:value-type="float" office:value="34980">
            <text:p>34980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11:15:59</meta:creation-date>
    <dc:date>2012-08-13T16:33:03</dc:date>
    <meta:editing-duration>PT56S</meta:editing-duration>
    <meta:editing-cycles>3</meta:editing-cycles>
    <meta:generator>LibreOffice/3.5$Linux_X86_64 LibreOffice_project/350m1$Build-2</meta:generator>
    <meta:document-statistic meta:table-count="3" meta:cell-count="41" meta:object-count="0"/>
  </office:meta>
</office:document-meta>
</file>